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arial" svg:font-family="arial, sans-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1409a"/>
    </style:style>
    <style:style style:name="P2" style:family="paragraph" style:parent-style-name="Text_20_body">
      <style:text-properties fo:font-variant="normal" fo:text-transform="none" fo:color="#333333" style:font-name="open sans" fo:font-size="21pt" fo:letter-spacing="normal" fo:font-style="normal" fo:font-weight="normal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text-properties fo:color="#21409a"/>
    </style:style>
    <style:style style:name="P10" style:family="paragraph" style:parent-style-name="Text_20_body" style:list-style-name="L2">
      <style:text-properties fo:color="#21409a" officeooo:paragraph-rsid="00083f88"/>
    </style:style>
    <style:style style:name="P11" style:family="paragraph" style:parent-style-name="Text_20_body" style:list-style-name="L5">
      <style:text-properties fo:color="#21409a"/>
    </style:style>
    <style:style style:name="P12" style:family="paragraph" style:parent-style-name="Text_20_body" style:list-style-name="L6">
      <style:text-properties fo:color="#21409a"/>
    </style:style>
    <style:style style:name="P13" style:family="paragraph" style:parent-style-name="Text_20_body" style:list-style-name="L7">
      <style:text-properties fo:color="#21409a" officeooo:rsid="00094038" officeooo:paragraph-rsid="00094038"/>
    </style:style>
    <style:style style:name="P14" style:family="paragraph" style:parent-style-name="Text_20_body">
      <style:text-properties fo:color="#21409a" officeooo:rsid="00094038" officeooo:paragraph-rsid="00094038"/>
    </style:style>
    <style:style style:name="P15" style:family="paragraph" style:parent-style-name="Text_20_body" style:list-style-name="L7">
      <style:text-properties fo:color="#21409a"/>
    </style:style>
    <style:style style:name="P16" style:family="paragraph" style:parent-style-name="Text_20_body" style:list-style-name="L4">
      <style:text-properties fo:color="#21409a"/>
    </style:style>
    <style:style style:name="P17" style:family="paragraph" style:parent-style-name="Text_20_body" style:list-style-name="L3">
      <style:text-properties fo:color="#21409a"/>
    </style:style>
    <style:style style:name="P18" style:family="paragraph" style:parent-style-name="Text_20_body">
      <style:text-properties fo:color="#21409a" officeooo:rsid="000a7782" officeooo:paragraph-rsid="000a7782"/>
    </style:style>
    <style:style style:name="P19" style:family="paragraph" style:parent-style-name="Text_20_body">
      <style:text-properties fo:color="#333333" officeooo:rsid="000a7782" officeooo:paragraph-rsid="000a7782"/>
    </style:style>
    <style:style style:name="P20" style:family="paragraph" style:parent-style-name="Heading_20_2">
      <style:text-properties fo:font-variant="normal" fo:text-transform="none" fo:color="#333333" style:font-name="open sans" fo:font-size="21pt" fo:letter-spacing="normal" fo:font-style="normal" fo:font-weight="normal"/>
    </style:style>
    <style:style style:name="T1" style:family="text">
      <style:text-properties fo:color="#ed1c24"/>
    </style:style>
    <style:style style:name="T2" style:family="text">
      <style:text-properties fo:font-variant="normal" fo:text-transform="none" fo:color="#ed1c24" style:font-name="open sans" fo:font-size="21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083f88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094038"/>
    </style:style>
    <style:style style:name="T8" style:family="text">
      <style:text-properties fo:font-variant="normal" fo:text-transform="none" style:font-name="arial" fo:font-size="12pt" fo:letter-spacing="normal" fo:font-style="normal" fo:font-weight="normal"/>
    </style:style>
    <style:style style:name="T9" style:family="text">
      <style:text-properties fo:font-variant="normal" fo:text-transform="none" style:font-name="arial" fo:font-size="12pt" fo:letter-spacing="normal" fo:font-style="normal" fo:font-weight="normal" officeooo:rsid="00083f88"/>
    </style:style>
    <style:style style:name="T10" style:family="text">
      <style:text-properties fo:font-variant="normal" fo:text-transform="none" style:font-name="arial" fo:font-size="12pt" fo:letter-spacing="normal" fo:font-style="normal" fo:font-weight="normal" officeooo:rsid="00094038"/>
    </style:style>
    <style:style style:name="T11" style:family="text">
      <style:text-properties fo:font-variant="normal" fo:text-transform="none" style:font-name="arial" fo:font-size="12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style:font-name="arial" fo:font-size="12pt" fo:letter-spacing="normal" fo:font-style="normal" fo:font-weight="bold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083f88" style:font-size-asian="11pt" style:font-weight-asian="normal" style:font-size-complex="11pt" style:font-weight-complex="normal"/>
    </style:style>
    <style:style style:name="T15" style:family="text">
      <style:text-properties officeooo:rsid="00083f88"/>
    </style:style>
    <style:style style:name="T16" style:family="text">
      <style:text-properties officeooo:rsid="00094038"/>
    </style:style>
    <style:style style:name="T17" style:family="text">
      <style:text-properties fo:color="#21409a"/>
    </style:style>
    <style:style style:name="T18" style:family="text">
      <style:text-properties fo:color="#21409a" officeooo:rsid="00094038"/>
    </style:style>
    <style:style style:name="T19" style:family="text">
      <style:text-properties fo:color="#21409a" fo:font-size="11pt" fo:font-weight="normal" officeooo:rsid="00083f88" style:font-size-asian="11pt" style:font-weight-asian="normal" style:font-size-complex="11pt" style:font-weight-complex="normal"/>
    </style:style>
    <style:style style:name="T20" style:family="text">
      <style:text-properties fo:color="#21409a" officeooo:rsid="000e9067"/>
    </style:style>
    <style:style style:name="T21" style:family="text">
      <style:text-properties officeooo:rsid="000e906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0" text:outline-level="2"><text:s text:c="6"/><text:span text:style-name="T1"><text:s text:c="2"/>Contactos fuente de alimentación</text:span></text:h>
      <text:p text:style-name="P2"><text:span text:style-name="T1"/></text:p>
      <text:h text:style-name="Heading_20_1" text:outline-level="1"><text:span text:style-name="Strong_20_Emphasis"><text:span text:style-name="T2"/></text:span></text:h>
      <text:h text:style-name="Heading_20_1" text:outline-level="1"><text:span text:style-name="Strong_20_Emphasis"><text:span text:style-name="T14">La fuente de alimentacion es la </text:span></text:span><text:span text:style-name="Strong_20_Emphasis"><text:span text:style-name="T13">Nox NX </text:span></text:span><text:span text:style-name="Strong_20_Emphasis"><text:span text:style-name="T14">y sus puertos son los siguientes:</text:span></text:span></text:h>
      <text:p text:style-name="Text_20_body"><text:span text:style-name="Strong_20_Emphasis"><text:span text:style-name="T14"/></text:span></text:p>
      <text:p text:style-name="Text_20_body"><text:span text:style-name="Strong_20_Emphasis"><text:span text:style-name="T14"><text:s text:c="12"/>Alimentador de energía para tarjeta madre: 20+4 pin ATX</text:span></text:span></text:p>
      <text:p text:style-name="Text_20_body"><text:s text:c="10"/><text:span text:style-name="T17"><text:s/></text:span><text:span text:style-name="T18">Q</text:span><text:span text:style-name="T17">ue lleva la alimentación principal desde la fuente a la placa base</text:span></text:p>
      <text:list xml:id="list3546865687" text:style-name="L2">
        <text:list-header>
          <text:p text:style-name="P3">Número de conectores de energía SATA: 6</text:p>
          <text:p text:style-name="P10"><text:span text:style-name="T15">Sirve para </text:span><text:span text:style-name="T8">conectar dispositivos a</text:span><text:span text:style-name="T9">l ordenador</text:span><text:span text:style-name="T8"> de escritorio, especialmente dispositivos de almacenamiento como discos duros y grabadores/lectores de discos ópticos</text:span></text:p>
        </text:list-header>
      </text:list>
      <text:list xml:id="list2770137085" text:style-name="L3">
        <text:list-header>
          <text:p text:style-name="P4">Conectores de poder PCI Express (6 + 2 pin): 2 <text:s text:c="6"/><text:span text:style-name="T17"><text:s/></text:span><text:span text:style-name="T20">este suministra 75W</text:span></text:p>
          <text:p text:style-name="P17"><text:span text:style-name="T16">E</text:span>s el que se utiliza para proporcionar alimentación extra a las tarjetas gráficas cuando sus requerimientos de potencia son superiores a los 75 W</text:p>
        </text:list-header>
      </text:list>
      <text:list xml:id="list1800759333" text:style-name="L4">
        <text:list-header>
          <text:p text:style-name="P5">CPU conector de alimentación (4 +4 pines): Si</text:p>
          <text:p text:style-name="P16"><text:span text:style-name="T16">S</text:span>u uso ha quedado bastante relegado a tareas secundarias </text:p>
        </text:list-header>
      </text:list>
      <text:list xml:id="list1066458607" text:style-name="L5">
        <text:list-header>
          <text:p text:style-name="P6">Conector de poder floppy: 1</text:p>
          <text:p text:style-name="P11"><text:span text:style-name="T10">S</text:span><text:span text:style-name="T8">e utiliza </text:span><text:span text:style-name="T11">para</text:span><text:span text:style-name="T12"> </text:span><text:span text:style-name="T8">leer y escribir datos en disquetes</text:span></text:p>
        </text:list-header>
      </text:list>
      <text:list xml:id="list366992105" text:style-name="L6">
        <text:list-header>
          <text:p text:style-name="P7">Conector Express PCI: Si</text:p>
          <text:p text:style-name="P12"><text:span text:style-name="T10">U</text:span><text:span text:style-name="T8">sado mayormente </text:span><text:span text:style-name="T10">para </text:span><text:span text:style-name="T8">conectar tarjetas gráficas</text:span></text:p>
        </text:list-header>
      </text:list>
      <text:list xml:id="list2369130863" text:style-name="L7">
        <text:list-header>
          <text:p text:style-name="P8">Conector a unidad de disquetes: S<text:span text:style-name="T16">i</text:span></text:p>
          <text:p text:style-name="P13">Es para poder utilizar una disquetera</text:p>
        </text:list-header>
      </text:list>
      <text:p text:style-name="P14"/>
      <text:p text:style-name="P19">Y las características son las siguientes:</text:p>
      <text:p text:style-name="P19"/>
      <text:p text:style-name="P18">PFC activo</text:p>
      <text:p text:style-name="P18">6 conectores Serial ATA</text:p>
      <text:p text:style-name="P18">Compatible con SLI &amp; Crossfire</text:p>
      <text:p text:style-name="P18">Ventilador de 140 mm NX series</text:p>
      <text:p text:style-name="P18">Ultra silenciosa</text:p>
      <text:p text:style-name="P18"><text:soft-page-break/>Multi GPU compatible (2 x PCIE)</text:p>
      <text:p text:style-name="P18">Intel® Haswell Ready</text:p>
      <text:p text:style-name="P18">10 sistemas de protección</text:p>
      <text:p text:style-name="P18">Eficiencia de más del 87% a cargas de 20 - 100%</text:p>
      <text:p text:style-name="P18">Cables de 50 cm enfundados de alta calidad</text:p>
      <text:list xml:id="list122338170644780" text:continue-numbering="true" text:style-name="L7">
        <text:list-header>
          <text:p text:style-name="P15"/>
        </text:list-header>
      </text:list>
      <text:p text:style-name="P9"/>
      <text:p text:style-name="P9"/>
      <text:p text:style-name="Text_20_body"><text:span text:style-name="Strong_20_Emphasis"><text:span text:style-name="T19"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arial" svg:font-family="arial, sans-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1:05:49.655692876</meta:creation-date>
    <dc:date>2018-12-18T12:09:33.306692653</dc:date>
    <meta:editing-duration>PT43M1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28" meta:word-count="226" meta:character-count="1327" meta:non-whitespace-character-count="1102"/>
  </office:meta>
</office:document-meta>
</file>